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counter_education_Mean followers of haters" table:style-name="ta1">
        <table:shapes>
          <draw:frame draw:z-index="0" draw:style-name="gr1" draw:text-style-name="P1" svg:width="6.2988in" svg:height="3.5429in" svg:x="7.9811in" svg:y="0.0394in">
            <draw:object draw:notify-on-update-of-ranges="'summary_counter_education_Mean followers of haters'.A2:'summary_counter_education_Mean followers of haters'.A6 'summary_counter_education_Mean followers of haters'.B1:'summary_counter_education_Mean followers of haters'.B1 'summary_counter_education_Mean followers of haters'.B2:'summary_counter_education_Mean followers of haters'.B6 'summary_counter_education_Mean followers of haters'.C1:'summary_counter_education_Mean followers of haters'.C1 'summary_counter_education_Mean followers of haters'.C2:'summary_counter_education_Mean followers of haters'.C6 'summary_counter_education_Mean followers of haters'.D1:'summary_counter_education_Mean followers of haters'.D1 'summary_counter_education_Mean followers of haters'.D2:'summary_counter_education_Mean followers of haters'.D6 'summary_counter_education_Mean followers of haters'.E1:'summary_counter_education_Mean followers of haters'.E1 'summary_counter_education_Mean followers of haters'.E2:'summary_counter_education_Mean followers of haters'.E6 'summary_counter_education_Mean followers of haters'.F1:'summary_counter_education_Mean followers of haters'.F1 'summary_counter_education_Mean followers of haters'.F2:'summary_counter_education_Mean followers of haters'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ate_score_dist_alpha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12" calcext:value-type="float">
            <text:p>2.312</text:p>
          </table:table-cell>
          <table:table-cell office:value-type="float" office:value="2.626" calcext:value-type="float">
            <text:p>2.626</text:p>
          </table:table-cell>
          <table:table-cell office:value-type="float" office:value="2.382" calcext:value-type="float">
            <text:p>2.382</text:p>
          </table:table-cell>
          <table:table-cell office:value-type="float" office:value="2.45" calcext:value-type="float">
            <text:p>2.45</text:p>
          </table:table-cell>
          <table:table-cell office:value-type="float" office:value="2.263" calcext:value-type="float">
            <text:p>2.2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4078040525019" calcext:value-type="float">
            <text:p>2.64078040525019</text:p>
          </table:table-cell>
          <table:table-cell office:value-type="float" office:value="2.66844618018842" calcext:value-type="float">
            <text:p>2.66844618018842</text:p>
          </table:table-cell>
          <table:table-cell office:value-type="float" office:value="2.76248474903644" calcext:value-type="float">
            <text:p>2.76248474903644</text:p>
          </table:table-cell>
          <table:table-cell office:value-type="float" office:value="2.65269901435436" calcext:value-type="float">
            <text:p>2.65269901435436</text:p>
          </table:table-cell>
          <table:table-cell office:value-type="float" office:value="2.57346596369657" calcext:value-type="float">
            <text:p>2.57346596369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8860606788823" calcext:value-type="float">
            <text:p>2.8860606788823</text:p>
          </table:table-cell>
          <table:table-cell office:value-type="float" office:value="3.12541235916429" calcext:value-type="float">
            <text:p>3.12541235916429</text:p>
          </table:table-cell>
          <table:table-cell office:value-type="float" office:value="3.06217826299915" calcext:value-type="float">
            <text:p>3.06217826299915</text:p>
          </table:table-cell>
          <table:table-cell office:value-type="float" office:value="2.99552767525362" calcext:value-type="float">
            <text:p>2.99552767525362</text:p>
          </table:table-cell>
          <table:table-cell office:value-type="float" office:value="2.93407086653328" calcext:value-type="float">
            <text:p>2.934070866533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2543321485744" calcext:value-type="float">
            <text:p>3.22543321485744</text:p>
          </table:table-cell>
          <table:table-cell office:value-type="float" office:value="3.4698781048459" calcext:value-type="float">
            <text:p>3.4698781048459</text:p>
          </table:table-cell>
          <table:table-cell office:value-type="float" office:value="3.5055313914965" calcext:value-type="float">
            <text:p>3.5055313914965</text:p>
          </table:table-cell>
          <table:table-cell office:value-type="float" office:value="3.50048497903646" calcext:value-type="float">
            <text:p>3.50048497903646</text:p>
          </table:table-cell>
          <table:table-cell office:value-type="float" office:value="3.47409845282227" calcext:value-type="float">
            <text:p>3.474098452822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66977370414977" calcext:value-type="float">
            <text:p>3.66977370414977</text:p>
          </table:table-cell>
          <table:table-cell office:value-type="float" office:value="4.01546275407764" calcext:value-type="float">
            <text:p>4.01546275407764</text:p>
          </table:table-cell>
          <table:table-cell office:value-type="float" office:value="4.0685247653607" calcext:value-type="float">
            <text:p>4.0685247653607</text:p>
          </table:table-cell>
          <table:table-cell office:value-type="float" office:value="4.13017829625381" calcext:value-type="float">
            <text:p>4.13017829625381</text:p>
          </table:table-cell>
          <table:table-cell office:value-type="float" office:value="4.18885140176379" calcext:value-type="float">
            <text:p>4.188851401763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0:09:16.130626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8T10:09:22.174878603</dc:date>
    <meta:editing-duration>PT2M3S</meta:editing-duration>
    <meta:editing-cycles>2</meta:editing-cycles>
    <meta:generator>LibreOffice/7.0.3.1$Linux_X86_64 LibreOffice_project/00$Build-1</meta:generator>
    <meta:document-statistic meta:table-count="1" meta:cell-count="3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" chart:maximum="4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'summary_counter_education_Mean followers of haters'.A2:'summary_counter_education_Mean followers of haters'.F6 'summary_counter_education_Mean followers of haters'.B1:'summary_counter_education_Mean followers of haters'.F1" chart:data-source-has-labels="both" svg:x="1.331cm" svg:y="0.18cm" svg:width="12.264cm" svg:height="7.659cm">
          <chart:coordinate-region svg:x="2.058cm" svg:y="0.379cm" svg:width="11.443cm" svg:height="6.813cm"/>
          <chart:axis chart:dimension="x" chart:name="primary-x" chart:style-name="ch4" chartooo:axis-type="auto">
            <chartooo:date-scale/>
            <chart:title svg:x="6.996cm" svg:y="8.019cm" chart:style-name="ch5">
              <text:p>alpha</text:p>
            </chart:title>
            <chart:categories table:cell-range-address="'summary_counter_education_Mean followers of haters'.A2:'summary_counter_education_Mean followers of haters'.A6"/>
          </chart:axis>
          <chart:axis chart:dimension="y" chart:name="primary-y" chart:style-name="ch6">
            <chart:title svg:x="0.451cm" svg:y="5.826cm" chart:style-name="ch7">
              <text:p>mean followers of haters</text:p>
            </chart:title>
            <chart:grid chart:style-name="ch8" chart:class="major"/>
          </chart:axis>
          <chart:series chart:style-name="ch9" chart:values-cell-range-address="'summary_counter_education_Mean followers of haters'.B2:'summary_counter_education_Mean followers of haters'.B6" chart:label-cell-address="'summary_counter_education_Mean followers of haters'.B1:'summary_counter_education_Mean followers of haters'.B1" chart:class="chart:line">
            <chart:data-point chart:repeated="5"/>
          </chart:series>
          <chart:series chart:style-name="ch10" chart:values-cell-range-address="'summary_counter_education_Mean followers of haters'.C2:'summary_counter_education_Mean followers of haters'.C6" chart:label-cell-address="'summary_counter_education_Mean followers of haters'.C1:'summary_counter_education_Mean followers of haters'.C1" chart:class="chart:line">
            <chart:data-point chart:repeated="5"/>
          </chart:series>
          <chart:series chart:style-name="ch11" chart:values-cell-range-address="'summary_counter_education_Mean followers of haters'.D2:'summary_counter_education_Mean followers of haters'.D6" chart:label-cell-address="'summary_counter_education_Mean followers of haters'.D1:'summary_counter_education_Mean followers of haters'.D1" chart:class="chart:line">
            <chart:data-point chart:repeated="5"/>
          </chart:series>
          <chart:series chart:style-name="ch12" chart:values-cell-range-address="'summary_counter_education_Mean followers of haters'.E2:'summary_counter_education_Mean followers of haters'.E6" chart:label-cell-address="'summary_counter_education_Mean followers of haters'.E1:'summary_counter_education_Mean followers of haters'.E1" chart:class="chart:line">
            <chart:data-point chart:repeated="5"/>
          </chart:series>
          <chart:series chart:style-name="ch13" chart:values-cell-range-address="'summary_counter_education_Mean followers of haters'.F2:'summary_counter_education_Mean followers of haters'.F6" chart:label-cell-address="'summary_counter_education_Mean followers of haters'.F1:'summary_counter_education_Mean followers of haters'.F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summary_counter_education_Mean followers of haters'.B1:'summary_counter_education_Mean followers of haters'.B1</svg:desc>
                </draw:g>
              </table:table-cell>
              <table:table-cell office:value-type="string">
                <text:p>500</text:p>
                <draw:g>
                  <svg:desc>'summary_counter_education_Mean followers of haters'.C1:'summary_counter_education_Mean followers of haters'.C1</svg:desc>
                </draw:g>
              </table:table-cell>
              <table:table-cell office:value-type="string">
                <text:p>1000</text:p>
                <draw:g>
                  <svg:desc>'summary_counter_education_Mean followers of haters'.D1:'summary_counter_education_Mean followers of haters'.D1</svg:desc>
                </draw:g>
              </table:table-cell>
              <table:table-cell office:value-type="string">
                <text:p>2000</text:p>
                <draw:g>
                  <svg:desc>'summary_counter_education_Mean followers of haters'.E1:'summary_counter_education_Mean followers of haters'.E1</svg:desc>
                </draw:g>
              </table:table-cell>
              <table:table-cell office:value-type="string">
                <text:p>5000</text:p>
                <draw:g>
                  <svg:desc>'summary_counter_education_Mean followers of haters'.F1:'summary_counter_education_Mean followers of haters'.F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summary_counter_education_Mean followers of haters'.A2:'summary_counter_education_Mean followers of haters'.A6</svg:desc>
                </draw:g>
              </table:table-cell>
              <table:table-cell office:value-type="float" office:value="2.312">
                <text:p>2.312</text:p>
                <draw:g>
                  <svg:desc>'summary_counter_education_Mean followers of haters'.B2:'summary_counter_education_Mean followers of haters'.B6</svg:desc>
                </draw:g>
              </table:table-cell>
              <table:table-cell office:value-type="float" office:value="2.626">
                <text:p>2.626</text:p>
                <draw:g>
                  <svg:desc>'summary_counter_education_Mean followers of haters'.C2:'summary_counter_education_Mean followers of haters'.C6</svg:desc>
                </draw:g>
              </table:table-cell>
              <table:table-cell office:value-type="float" office:value="2.382">
                <text:p>2.382</text:p>
                <draw:g>
                  <svg:desc>'summary_counter_education_Mean followers of haters'.D2:'summary_counter_education_Mean followers of haters'.D6</svg:desc>
                </draw:g>
              </table:table-cell>
              <table:table-cell office:value-type="float" office:value="2.45">
                <text:p>2.45</text:p>
                <draw:g>
                  <svg:desc>'summary_counter_education_Mean followers of haters'.E2:'summary_counter_education_Mean followers of haters'.E6</svg:desc>
                </draw:g>
              </table:table-cell>
              <table:table-cell office:value-type="float" office:value="2.263">
                <text:p>2.263</text:p>
                <draw:g>
                  <svg:desc>'summary_counter_education_Mean followers of haters'.F2:'summary_counter_education_Mean followers of haters'.F6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64078040525019">
                <text:p>2.64078040525019</text:p>
              </table:table-cell>
              <table:table-cell office:value-type="float" office:value="2.66844618018842">
                <text:p>2.66844618018842</text:p>
              </table:table-cell>
              <table:table-cell office:value-type="float" office:value="2.76248474903644">
                <text:p>2.76248474903644</text:p>
              </table:table-cell>
              <table:table-cell office:value-type="float" office:value="2.65269901435436">
                <text:p>2.65269901435436</text:p>
              </table:table-cell>
              <table:table-cell office:value-type="float" office:value="2.57346596369657">
                <text:p>2.573465963696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8860606788823">
                <text:p>2.8860606788823</text:p>
              </table:table-cell>
              <table:table-cell office:value-type="float" office:value="3.12541235916429">
                <text:p>3.12541235916429</text:p>
              </table:table-cell>
              <table:table-cell office:value-type="float" office:value="3.06217826299915">
                <text:p>3.06217826299915</text:p>
              </table:table-cell>
              <table:table-cell office:value-type="float" office:value="2.99552767525362">
                <text:p>2.99552767525362</text:p>
              </table:table-cell>
              <table:table-cell office:value-type="float" office:value="2.93407086653328">
                <text:p>2.9340708665332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22543321485744">
                <text:p>3.22543321485744</text:p>
              </table:table-cell>
              <table:table-cell office:value-type="float" office:value="3.4698781048459">
                <text:p>3.4698781048459</text:p>
              </table:table-cell>
              <table:table-cell office:value-type="float" office:value="3.5055313914965">
                <text:p>3.5055313914965</text:p>
              </table:table-cell>
              <table:table-cell office:value-type="float" office:value="3.50048497903646">
                <text:p>3.50048497903646</text:p>
              </table:table-cell>
              <table:table-cell office:value-type="float" office:value="3.47409845282227">
                <text:p>3.4740984528222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66977370414977">
                <text:p>3.66977370414977</text:p>
              </table:table-cell>
              <table:table-cell office:value-type="float" office:value="4.01546275407764">
                <text:p>4.01546275407764</text:p>
              </table:table-cell>
              <table:table-cell office:value-type="float" office:value="4.0685247653607">
                <text:p>4.0685247653607</text:p>
              </table:table-cell>
              <table:table-cell office:value-type="float" office:value="4.13017829625381">
                <text:p>4.13017829625381</text:p>
              </table:table-cell>
              <table:table-cell office:value-type="float" office:value="4.18885140176379">
                <text:p>4.188851401763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